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82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signal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in</text:p>
          </table:table-cell>
          <table:table-cell table:number-columns-repeated="3"/>
        </table:table-row>
        <table:table-row table:style-name="ro1">
          <table:table-cell office:value-type="string">
            <text:p>sd card</text:p>
          </table:table-cell>
          <table:table-cell office:value-type="string">
            <text:p>sd_det</text:p>
          </table:table-cell>
          <table:table-cell office:value-type="string">
            <text:p>interrup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d_pwr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d_cs</text:p>
          </table:table-cell>
          <table:table-cell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mis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mosi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ck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uttons</text:p>
          </table:table-cell>
          <table:table-cell office:value-type="string">
            <text:p>btn1</text:p>
          </table:table-cell>
          <table:table-cell office:value-type="string">
            <text:p>adc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tn2</text:p>
          </table:table-cell>
          <table:table-cell office:value-type="string">
            <text:p>adc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cd</text:p>
          </table:table-cell>
          <table:table-cell table:style-name="ce2" office:value-type="string">
            <text:p>mosi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c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cd_c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cd_rst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cd_dc</text:p>
          </table:table-cell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sp</text:p>
          </table:table-cell>
          <table:table-cell table:style-name="ce2" office:value-type="string">
            <text:p>miso</text:p>
          </table:table-cell>
          <table:table-cell table:number-columns-repeated="4"/>
          <table:table-cell office:value-type="string">
            <text:p>free</text:p>
          </table:table-cell>
        </table:table-row>
        <table:table-row table:style-name="ro1">
          <table:table-cell/>
          <table:table-cell table:style-name="ce2" office:value-type="string">
            <text:p>mosi</text:p>
          </table:table-cell>
          <table:table-cell table:number-columns-repeated="4"/>
          <table:table-cell office:value-type="float" office:value="27">
            <text:p>27</text:p>
          </table:table-cell>
        </table:table-row>
        <table:table-row table:style-name="ro1">
          <table:table-cell/>
          <table:table-cell table:style-name="ce2" office:value-type="string">
            <text:p>sck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rs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f</text:p>
          </table:table-cell>
          <table:table-cell office:value-type="string">
            <text:p>rf_irq</text:p>
          </table:table-cell>
          <table:table-cell office:value-type="string">
            <text:p>interrupt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f_cs</text:p>
          </table:table-cell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f_sdn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f_gpio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xck1</text:p>
          </table:table-cell>
          <table:table-cell office:value-type="string">
            <text:p>sck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txd1</text:p>
          </table:table-cell>
          <table:table-cell office:value-type="string">
            <text:p>mosi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xd1</text:p>
          </table:table-cell>
          <table:table-cell office:value-type="string">
            <text:p>miso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harger</text:p>
          </table:table-cell>
          <table:table-cell office:value-type="string">
            <text:p>usb_i_sel</text:p>
          </table:table-cell>
          <table:table-cell/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eneral</text:p>
          </table:table-cell>
          <table:table-cell office:value-type="string">
            <text:p>usr_led</text:p>
          </table:table-cell>
          <table:table-cell office:value-type="string">
            <text:p>pwm</text:p>
          </table:table-cell>
          <table:table-cell office:value-type="float" office:value="41">
            <text:p>41</text:p>
          </table:table-cell>
          <table:table-cell office:value-type="string">
            <text:p>no pw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sda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c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batt_rd</text:p>
          </table:table-cell>
          <table:table-cell office:value-type="string">
            <text:p>adc</text:p>
          </table:table-cell>
          <table:table-cell office:value-type="float" office:value="36">
            <text:p>36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shold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11/22/2011</text:date>, <text:time>09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8T14:54:05</meta:creation-date>
    <dc:date>2011-11-22T09:32:11</dc:date>
    <meta:editing-duration>P3DT18H38M7S</meta:editing-duration>
    <meta:editing-cycles>7</meta:editing-cycles>
    <meta:generator>LibreOffice/3.4$Unix LibreOffice_project/340m1$Build-302</meta:generator>
    <meta:document-statistic meta:table-count="3" meta:cell-count="69" meta:object-count="0"/>
  </office:meta>
</office:document-meta>
</file>